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complex="Nazli"/>
    </style:style>
    <style:style style:name="P2" style:family="paragraph" style:parent-style-name="Standard">
      <style:paragraph-properties fo:text-align="end" style:justify-single-word="false" style:writing-mode="rl-tb"/>
      <style:text-properties fo:font-weight="bold" style:font-weight-asian="bold" style:font-name-complex="Nazli" style:font-weight-complex="bold"/>
    </style:style>
    <style:style style:name="P3" style:family="paragraph" style:parent-style-name="Standard">
      <style:paragraph-properties fo:text-align="end" style:justify-single-word="false" style:writing-mode="rl-tb"/>
      <style:text-properties fo:font-weight="normal" style:font-weight-asian="normal" style:font-name-complex="Nazli" style:font-weight-complex="normal"/>
    </style:style>
    <style:style style:name="P4" style:family="paragraph" style:parent-style-name="Standard">
      <style:paragraph-properties fo:text-align="center" style:justify-single-word="false" style:writing-mode="rl-tb"/>
      <style:text-properties fo:font-size="14pt" fo:font-weight="bold" style:font-size-asian="14pt" style:font-weight-asian="bold" style:font-name-complex="Nazli" style:font-size-complex="14pt" style:font-weight-complex="bold"/>
    </style:style>
    <style:style style:name="P5" style:family="paragraph" style:parent-style-name="Standard">
      <style:paragraph-properties fo:text-align="end" style:justify-single-word="false" style:writing-mode="rl-tb"/>
      <style:text-properties style:font-name="Courier New" fo:font-size="12pt" fo:font-weight="normal" style:font-size-asian="12pt" style:font-weight-asian="normal" style:font-name-complex="Nazli" style:font-size-complex="12pt" style:font-weight-complex="normal"/>
    </style:style>
    <style:style style:name="P6" style:family="paragraph" style:parent-style-name="Standard">
      <style:paragraph-properties fo:text-align="start" style:justify-single-word="false" style:writing-mode="lr-tb"/>
      <style:text-properties style:font-name="Courier New" fo:font-size="9pt" style:font-size-asian="9pt" style:font-name-complex="Nazli" style:font-size-complex="9pt"/>
    </style:style>
    <style:style style:name="P7" style:family="paragraph" style:parent-style-name="Standard">
      <style:paragraph-properties fo:text-align="start" style:justify-single-word="false" style:writing-mode="lr-tb"/>
      <style:text-properties style:font-name="Courier New" fo:font-size="9pt" fo:font-weight="normal" style:font-size-asian="9pt" style:font-weight-asian="normal" style:font-name-complex="Nazli" style:font-size-complex="9pt" style:font-weight-complex="normal"/>
    </style:style>
    <style:style style:name="P8" style:family="paragraph" style:parent-style-name="Standard" style:list-style-name="L1">
      <style:paragraph-properties fo:text-align="end" style:justify-single-word="false" style:writing-mode="rl-tb"/>
      <style:text-properties fo:font-weight="normal" style:font-weight-asian="normal" style:font-name-complex="Nazli" style:font-weight-complex="normal"/>
    </style:style>
    <style:style style:name="P9" style:family="paragraph" style:parent-style-name="Standard" style:list-style-name="L2">
      <style:paragraph-properties fo:text-align="end" style:justify-single-word="false" style:writing-mode="rl-tb"/>
      <style:text-properties style:font-name-complex="Nazli"/>
    </style:style>
    <style:style style:name="P10" style:family="paragraph" style:parent-style-name="Preformatted_20_Text" style:list-style-name="L2">
      <style:paragraph-properties fo:text-align="start" style:justify-single-word="false" style:writing-mode="lr-tb"/>
      <style:text-properties style:font-name-complex="Nazli"/>
    </style:style>
    <style:style style:name="T1" style:family="text">
      <style:text-properties style:font-name="Courier New"/>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راهنمای نصب نرم‌افزار شبیه ساز معاملات بورس</text:p>
      <text:p text:style-name="P1"/>
      <text:p text:style-name="P2">پیش‌نیاز‌های نصب:</text:p>
      <text:p text:style-name="P1">برای نصب و اجرای این نرم‌افزار به Oracle JDK نسخه‌ی ۷ و ابزارMaven نسخه‌ی ۲ نیاز داریم.</text:p>
      <text:p text:style-name="P1">Oracle JDK با استفاده از این آدرس قابل دانلود است: <text:a xlink:type="simple" xlink:href="http://www.oracle.com/technetwork/java/javase/downloads/index.html">http://www.oracle.com/technetwork/java/javase/downloads/index.html</text:a></text:p>
      <text:p text:style-name="P1"/>
      <text:p text:style-name="P1">و برای دریافت و نصب Maven‌ نیز از این آدرس می‌توان استفاده نمود:</text:p>
      <text:p text:style-name="P1"><text:a xlink:type="simple" xlink:href="http://www.apache.org/dyn/closer.cgi/maven/binaries/apache-maven-2.2.1-bin.tar.gz">http://www.apache.org/dyn/closer.cgi/maven/binaries/apache-maven-2.2.1-bin.tar.gz</text:a></text:p>
      <text:p text:style-name="P1"/>
      <text:p text:style-name="P2">تنظیمات:</text:p>
      <text:p text:style-name="P3">قبل اقدام به کامپایل می‌توان تنظیمات موجود در فایل bnmstest.properties را تغییر داد. این فایل در این مسیر قرار دارد و تنظیمات <text:s/>قابل تغییر شامل موارد زیر می‌شود:</text:p>
      <text:p text:style-name="P7">/path/to/bnmstest/ + src/main/resources/bnmstest.properties</text:p>
      <text:list xml:id="list16558033061" text:style-name="L1">
        <text:list-item>
          <text:p text:style-name="P8">tomcat-http-port: پورتی که webserver رابط کاربری نرم‌افزار روی آن منتظر request خواهد بود. (پیش‌فرض: 8080)</text:p>
        </text:list-item>
        <text:list-item>
          <text:p text:style-name="P8">tomcat-ajp-port: پورت داخلی رابط کاربری (پیش‌فرض:8009)</text:p>
        </text:list-item>
        <text:list-item>
          <text:p text:style-name="P8">queues_initial_size: اندازه‌ی اولیه برای صف‌ها (وابسته به اندازه حافظه، 3000000 برای ۴ گیگ حافظه)</text:p>
        </text:list-item>
        <text:list-item>
          <text:p text:style-name="P8">activity_logger_queue_size: اندازه‌ی اولیه برای صف logger (مقدار پیش‌فرض: 30000000)</text:p>
        </text:list-item>
        <text:list-item>
          <text:p text:style-name="P8">activity_log_path: مسیر نوشتن logfile ها</text:p>
        </text:list-item>
      </text:list>
      <text:p text:style-name="P2"/>
      <text:p text:style-name="P2">کامپایل:</text:p>
      <text:p text:style-name="P1">با تغییر مسیر به پوشه‌ی اصلی پروژه (در این مستند همه جا با /path/to/bnmstest نشان داده شده) و اجرای دستور mvn clean install مرحله‌ی کامپایل و ایجاد فایل‌های مورد نیاز برای اجرا انجام خواهد شد.</text:p>
      <text:p text:style-name="P1"/>
      <text:p text:style-name="P6">cd /path/to/bnmstest</text:p>
      <text:p text:style-name="P6">mvn clean install</text:p>
      <text:p text:style-name="P1"/>
      <text:list xml:id="list2010277305" text:style-name="L2">
        <text:list-item>
          <text:p text:style-name="P9">در این مرحله ممکن است با پیغام خطای maven مبنی بر در دسترس نبودن کتابخانه‌های استفاده شده برای دانلود مواجه شویم. در این صورت از میان تمام کتابخانه‌های استفاده شده در این پروژه که در پوشه‌ی lib قرار داده شده، کتابخانه‌ای که maven برای دریافت آن با مشکل برخورده را به روش دستی نصب می‌کنیم. برای مثال:</text:p>
          <text:p text:style-name="P10"><text:line-break/><text:span text:style-name="T1">mvn install:install-file -Dfile=gxp-0.2.4-beta.jar -DgroupId=com.google -DartifactId=gxp -Dversion=0.2.4-BETA -Dpackaging=jar</text:span></text:p>
        </text:list-item>
      </text:list>
      <text:p text:style-name="P1"><text:line-break/>پس از اجرای موفقیت‌آمیز دستور maven، پوشه‌یtarget در همان مسیر پروژه ساخته خواهد شد که حاوی فایل bnmstest-1.0.war خواهد بود.</text:p>
      <text:p text:style-name="P1"/>
      <text:p text:style-name="P2">اجرا:</text:p>
      <text:p text:style-name="P3">برای اجرای نرم‌افزار کافیست فایل run.sh که در پوشه‌ی اصلی پروژه وجود دارد را اجرا کنیم.</text:p>
      <text:p text:style-name="P7">cd /path/to/bnmstest</text:p>
      <text:p text:style-name="P7">./run.sh &amp;</text:p>
      <text:p text:style-name="P7"/>
      <text:p text:style-name="P5"><text:soft-page-break/>پس از اجرای نرم‌افزار رابط کاربری از طریق آدرس <text:a xlink:type="simple" xlink:href="http://localhost:8080/">http://localhost:8080</text:a> در دسترس خواهد بو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az </meta:initial-creator>
    <meta:creation-date>2012-07-06T13:01:41</meta:creation-date>
    <dc:date>2012-07-06T17:25:25</dc:date>
    <dc:creator>Araz </dc:creator>
    <meta:editing-duration>PT27M43S</meta:editing-duration>
    <meta:editing-cycles>11</meta:editing-cycles>
    <meta:generator>LibreOffice/3.5$Linux_X86_64 LibreOffice_project/350m1$Build-2</meta:generator>
    <meta:document-statistic meta:table-count="0" meta:image-count="0" meta:object-count="0" meta:page-count="2" meta:paragraph-count="26" meta:word-count="299" meta:character-count="1990" meta:non-whitespace-character-count="1721"/>
  </office:meta>
</office:document-meta>
</file>